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254cm" svg:y1="1.919cm" svg:x2="8.625cm" svg:y2="1.919cm">
          <text:p/>
        </draw:line>
        <draw:frame draw:style-name="gr2" draw:layer="layout" svg:width="0.383cm" svg:height="0.388cm" svg:x="2.57cm" svg:y="2.2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4.825cm" svg:y1="1.92cm" svg:x2="4.826cm" svg:y2="2.032cm">
          <text:p/>
        </draw:line>
        <draw:line draw:style-name="gr1" draw:text-style-name="P1" draw:layer="layout" svg:x1="6.858cm" svg:y1="1.92cm" svg:x2="6.858cm" svg:y2="2.032cm">
          <text:p/>
        </draw:line>
        <draw:frame draw:style-name="gr2" draw:layer="layout" svg:width="0.434cm" svg:height="0.469cm" svg:x="8.131cm" svg:y="1.9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1" draw:layer="layout" svg:width="0.183cm" svg:height="0.183cm" svg:x="3.21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3.267cm" svg:y="2.9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169cm" svg:height="0.264cm" svg:x="0.467cm" svg:y="3.281cm">
          <draw:glue-point draw:id="4" svg:x="2.343cm" svg:y="0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34cm" svg:y1="1.916cm" svg:x2="5.334cm" svg:y2="2.032cm">
          <text:p/>
        </draw:line>
        <draw:line draw:style-name="gr1" draw:text-style-name="P1" draw:layer="layout" svg:x1="6.35cm" svg:y1="1.92cm" svg:x2="6.35cm" svg:y2="2.032cm">
          <text:p/>
        </draw:line>
        <draw:line draw:style-name="gr1" draw:text-style-name="P1" draw:layer="layout" svg:x1="5.842cm" svg:y1="1.92cm" svg:x2="5.842cm" svg:y2="2.032cm">
          <text:p/>
        </draw:line>
        <draw:line draw:style-name="gr1" draw:text-style-name="P1" draw:layer="layout" svg:x1="4.318cm" svg:y1="1.916cm" svg:x2="4.318cm" svg:y2="2.032cm">
          <text:p/>
        </draw:line>
        <draw:line draw:style-name="gr1" draw:text-style-name="P1" draw:layer="layout" svg:x1="3.81cm" svg:y1="1.92cm" svg:x2="3.81cm" svg:y2="2.032cm">
          <text:p/>
        </draw:line>
        <draw:line draw:style-name="gr1" draw:text-style-name="P1" draw:layer="layout" svg:x1="3.302cm" svg:y1="1.92cm" svg:x2="3.302cm" svg:y2="2.032cm">
          <text:p/>
        </draw:line>
        <draw:line draw:style-name="gr1" draw:text-style-name="P1" draw:layer="layout" svg:x1="2.794cm" svg:y1="1.92cm" svg:x2="2.794cm" svg:y2="2.032cm">
          <text:p/>
        </draw:line>
        <draw:frame draw:style-name="gr2" draw:layer="layout" svg:width="0.57cm" svg:height="0.388cm" svg:x="3.006cm" svg:y="1.9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7cm" svg:height="0.388cm" svg:x="3.484cm" svg:y="2.2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734cm" svg:height="0.388cm" svg:x="3.942cm" svg:y="1.99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747cm" svg:height="0.388cm" svg:x="4.968cm" svg:y="1.9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747cm" svg:height="0.388cm" svg:x="5.466cm" svg:y="2.23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738cm" svg:height="0.388cm" svg:x="5.963cm" svg:y="1.9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7.366cm" svg:y1="1.92cm" svg:x2="7.366cm" svg:y2="2.032cm">
          <text:p/>
        </draw:line>
        <draw:frame draw:style-name="gr2" draw:layer="layout" svg:width="0.738cm" svg:height="0.388cm" svg:x="6.471cm" svg:y="2.21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7.874cm" svg:y1="1.919cm" svg:x2="7.874cm" svg:y2="2.021cm">
          <text:p/>
        </draw:line>
        <draw:line draw:style-name="gr1" draw:text-style-name="P1" draw:layer="layout" svg:x1="2.286cm" svg:y1="1.92cm" svg:x2="2.286cm" svg:y2="2.032cm">
          <text:p/>
        </draw:line>
        <draw:line draw:style-name="gr1" draw:text-style-name="P1" draw:layer="layout" svg:x1="1.778cm" svg:y1="1.92cm" svg:x2="1.778cm" svg:y2="2.032cm">
          <text:p/>
        </draw:line>
        <draw:line draw:style-name="gr1" draw:text-style-name="P1" draw:layer="layout" svg:x1="1.27cm" svg:y1="1.92cm" svg:x2="1.27cm" svg:y2="2.032cm">
          <text:p/>
        </draw:line>
        <draw:line draw:style-name="gr1" draw:text-style-name="P1" draw:layer="layout" svg:x1="0.762cm" svg:y1="1.92cm" svg:x2="0.762cm" svg:y2="2.032cm">
          <text:p/>
        </draw:line>
        <draw:line draw:style-name="gr1" draw:text-style-name="P1" draw:layer="layout" svg:x1="2.794cm" svg:y1="0.254cm" svg:x2="3.302cm" svg:y2="0.254cm">
          <text:p/>
        </draw:line>
        <draw:line draw:style-name="gr1" draw:text-style-name="P1" draw:layer="layout" svg:x1="3.302cm" svg:y1="0.254cm" svg:x2="3.302cm" svg:y2="0.762cm">
          <text:p/>
        </draw:line>
        <draw:line draw:style-name="gr1" draw:text-style-name="P1" draw:layer="layout" svg:x1="3.302cm" svg:y1="0.762cm" svg:x2="3.81cm" svg:y2="0.762cm">
          <text:p/>
        </draw:line>
        <draw:line draw:style-name="gr1" draw:text-style-name="P1" draw:layer="layout" svg:x1="3.81cm" svg:y1="0.762cm" svg:x2="3.81cm" svg:y2="1.27cm">
          <text:p/>
        </draw:line>
        <draw:line draw:style-name="gr1" draw:text-style-name="P1" draw:layer="layout" svg:x1="4.318cm" svg:y1="1.269cm" svg:x2="4.318cm" svg:y2="1.778cm">
          <text:p/>
        </draw:line>
        <draw:line draw:style-name="gr1" draw:text-style-name="P1" draw:layer="layout" svg:x1="3.81cm" svg:y1="1.27cm" svg:x2="4.318cm" svg:y2="1.27cm">
          <text:p/>
        </draw:line>
        <draw:line draw:style-name="gr1" draw:text-style-name="P1" draw:layer="layout" svg:x1="4.318cm" svg:y1="1.778cm" svg:x2="5.334cm" svg:y2="1.778cm">
          <text:p/>
        </draw:line>
        <draw:line draw:style-name="gr1" draw:text-style-name="P1" draw:layer="layout" svg:x1="5.334cm" svg:y1="1.778cm" svg:x2="5.334cm" svg:y2="1.27cm">
          <text:p/>
        </draw:line>
        <draw:line draw:style-name="gr1" draw:text-style-name="P1" draw:layer="layout" svg:x1="5.334cm" svg:y1="1.27cm" svg:x2="5.842cm" svg:y2="1.27cm">
          <text:p/>
        </draw:line>
        <draw:line draw:style-name="gr1" draw:text-style-name="P1" draw:layer="layout" svg:x1="5.842cm" svg:y1="1.27cm" svg:x2="5.842cm" svg:y2="0.762cm">
          <text:p/>
        </draw:line>
        <draw:line draw:style-name="gr1" draw:text-style-name="P1" draw:layer="layout" svg:x1="5.842cm" svg:y1="0.762cm" svg:x2="6.35cm" svg:y2="0.762cm">
          <text:p/>
        </draw:line>
        <draw:line draw:style-name="gr1" draw:text-style-name="P1" draw:layer="layout" svg:x1="6.35cm" svg:y1="0.254cm" svg:x2="6.35cm" svg:y2="0.762cm">
          <text:p/>
        </draw:line>
        <draw:line draw:style-name="gr1" draw:text-style-name="P1" draw:layer="layout" svg:x1="6.35cm" svg:y1="0.254cm" svg:x2="6.858cm" svg:y2="0.254cm">
          <text:p/>
        </draw:line>
        <draw:line draw:style-name="gr5" draw:text-style-name="P1" draw:layer="layout" svg:x1="7.366cm" svg:y1="0.254cm" svg:x2="7.366cm" svg:y2="0.762cm">
          <text:p/>
        </draw:line>
        <draw:line draw:style-name="gr5" draw:text-style-name="P1" draw:layer="layout" svg:x1="7.366cm" svg:y1="0.762cm" svg:x2="7.874cm" svg:y2="0.762cm">
          <text:p/>
        </draw:line>
        <draw:line draw:style-name="gr5" draw:text-style-name="P1" draw:layer="layout" svg:x1="7.874cm" svg:y1="1.27cm" svg:x2="7.874cm" svg:y2="0.762cm">
          <text:p/>
        </draw:line>
        <draw:line draw:style-name="gr5" draw:text-style-name="P1" draw:layer="layout" svg:x1="6.858cm" svg:y1="0.254cm" svg:x2="7.366cm" svg:y2="0.254cm">
          <text:p/>
        </draw:line>
        <draw:line draw:style-name="gr5" draw:text-style-name="P1" draw:layer="layout" svg:x1="2.286cm" svg:y1="0.254cm" svg:x2="2.794cm" svg:y2="0.254cm">
          <text:p/>
        </draw:line>
        <draw:line draw:style-name="gr5" draw:text-style-name="P1" draw:layer="layout" svg:x1="2.286cm" svg:y1="0.254cm" svg:x2="2.286cm" svg:y2="0.762cm">
          <text:p/>
        </draw:line>
        <draw:line draw:style-name="gr5" draw:text-style-name="P1" draw:layer="layout" svg:x1="1.778cm" svg:y1="0.762cm" svg:x2="2.286cm" svg:y2="0.762cm">
          <text:p/>
        </draw:line>
        <draw:line draw:style-name="gr5" draw:text-style-name="P1" draw:layer="layout" svg:x1="1.778cm" svg:y1="0.762cm" svg:x2="1.778cm" svg:y2="1.27cm">
          <text:p/>
        </draw:line>
        <draw:line draw:style-name="gr5" draw:text-style-name="P1" draw:layer="layout" svg:x1="1.32cm" svg:y1="1.27cm" svg:x2="1.828cm" svg:y2="1.27cm">
          <text:p/>
        </draw:line>
        <draw:line draw:style-name="gr5" draw:text-style-name="P1" draw:layer="layout" svg:x1="1.27cm" svg:y1="1.27cm" svg:x2="1.27cm" svg:y2="1.778cm">
          <text:p/>
        </draw:line>
        <draw:line draw:style-name="gr5" draw:text-style-name="P1" draw:layer="layout" svg:x1="0.508cm" svg:y1="1.778cm" svg:x2="1.27cm" svg:y2="1.778cm">
          <text:p/>
        </draw:line>
        <draw:line draw:style-name="gr1" draw:text-style-name="P1" draw:layer="layout" svg:x1="0.254cm" svg:y1="1.016cm" svg:x2="8.605cm" svg:y2="1.016cm">
          <text:p/>
        </draw:line>
        <draw:frame draw:style-name="gr2" draw:layer="layout" svg:width="0.636cm" svg:height="0.659cm" svg:x="1.203cm" svg:y="0.1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1.899cm" svg:y1="0.254cm" svg:x2="1.899cm" svg:y2="0.762cm">
          <text:p/>
        </draw:line>
        <draw:line draw:style-name="gr6" draw:text-style-name="P1" draw:layer="layout" svg:x1="1.899cm" svg:y1="0.335cm" svg:x2="1.899cm" svg:y2="0.254cm">
          <text:p/>
        </draw:line>
        <draw:line draw:style-name="gr6" draw:text-style-name="P1" draw:layer="layout" svg:x1="1.899cm" svg:y1="0.68cm" svg:x2="1.899cm" svg:y2="0.762cm">
          <text:p/>
        </draw:line>
        <draw:path draw:style-name="gr7" draw:text-style-name="P1" draw:id="id2" draw:layer="layout" svg:width="8.168cm" svg:height="0.335cm" svg:x="0.466cm" svg:y="2.722cm" svg:viewBox="0 0 8169 336" svg:d="m931 118h-254v218h-621c-28 0-56-28-56-56v-224c0-28 28-56 56-56h8057c28 0 56 28 56 56v224c0 28-28 56-56 56h-76v-218h-254v218h-243v-215h-254v215h-265v-215h-254v215h-762v-218h-254v218h-254v-218h-254v218h-254v-218h-254v218h-762v-218h-254v218h-254v-218h-254v218h-254v-218h-254v218h-762v-218h-254v218h-254v-218h-254v218h-248z">
          <draw:glue-point draw:id="4" svg:x="-1.527cm" svg:y="-1.369cm"/>
          <draw:glue-point draw:id="5" svg:x="0.996cm" svg:y="-1.666cm"/>
          <text:p/>
        </draw:path>
        <draw:frame draw:style-name="gr2" draw:layer="layout" svg:width="0.747cm" svg:height="0.388cm" svg:x="4.439cm" svg:y="2.25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7.874cm" svg:y1="1.27cm" svg:x2="8.382cm" svg:y2="1.27cm">
          <text:p/>
        </draw:line>
        <draw:custom-shape draw:style-name="gr3" draw:text-style-name="P1" draw:layer="layout" svg:width="0.183cm" svg:height="0.183cm" svg:x="3.718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3.775cm" svg:y="2.9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4.226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4.283cm" svg:y="2.9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5.242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5.273cm" svg:y1="2.885cm" svg:x2="5.403cm" svg:y2="3.015cm">
          <text:p/>
        </draw:line>
        <draw:line draw:style-name="gr1" draw:text-style-name="P1" draw:layer="layout" svg:x1="5.264cm" svg:y1="3.018cm" svg:x2="5.394cm" svg:y2="2.888cm">
          <text:p/>
        </draw:line>
        <draw:custom-shape draw:style-name="gr3" draw:text-style-name="P1" draw:layer="layout" svg:width="0.183cm" svg:height="0.183cm" svg:x="5.75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5.781cm" svg:y1="2.885cm" svg:x2="5.911cm" svg:y2="3.015cm">
          <text:p/>
        </draw:line>
        <draw:line draw:style-name="gr1" draw:text-style-name="P1" draw:layer="layout" svg:x1="5.772cm" svg:y1="3.018cm" svg:x2="5.902cm" svg:y2="2.888cm">
          <text:p/>
        </draw:line>
        <draw:custom-shape draw:style-name="gr3" draw:text-style-name="P1" draw:layer="layout" svg:width="0.183cm" svg:height="0.183cm" svg:x="6.258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6.289cm" svg:y1="2.885cm" svg:x2="6.419cm" svg:y2="3.015cm">
          <text:p/>
        </draw:line>
        <draw:line draw:style-name="gr1" draw:text-style-name="P1" draw:layer="layout" svg:x1="6.28cm" svg:y1="3.018cm" svg:x2="6.41cm" svg:y2="2.888cm">
          <text:p/>
        </draw:line>
        <draw:custom-shape draw:style-name="gr3" draw:text-style-name="P1" draw:layer="layout" svg:width="0.183cm" svg:height="0.183cm" svg:x="7.274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7.331cm" svg:y="2.9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7.782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7.839cm" svg:y="2.9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8.29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065cm" svg:height="0.069cm" svg:x="8.347cm" svg:y="2.9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3cm" svg:height="0.183cm" svg:x="2.194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2.225cm" svg:y1="2.885cm" svg:x2="2.355cm" svg:y2="3.015cm">
          <text:p/>
        </draw:line>
        <draw:line draw:style-name="gr1" draw:text-style-name="P1" draw:layer="layout" svg:x1="2.216cm" svg:y1="3.018cm" svg:x2="2.346cm" svg:y2="2.888cm">
          <text:p/>
        </draw:line>
        <draw:custom-shape draw:style-name="gr3" draw:text-style-name="P1" draw:layer="layout" svg:width="0.183cm" svg:height="0.183cm" svg:x="1.686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.717cm" svg:y1="2.885cm" svg:x2="1.847cm" svg:y2="3.015cm">
          <text:p/>
        </draw:line>
        <draw:line draw:style-name="gr1" draw:text-style-name="P1" draw:layer="layout" svg:x1="1.708cm" svg:y1="3.018cm" svg:x2="1.838cm" svg:y2="2.888cm">
          <text:p/>
        </draw:line>
        <draw:custom-shape draw:style-name="gr3" draw:text-style-name="P1" draw:layer="layout" svg:width="0.183cm" svg:height="0.183cm" svg:x="1.178cm" svg:y="2.856cm">
          <text:p/>
          <draw:enhanced-geometry svg:viewBox="0 0 21600 21600" draw:mirror-vertical="true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.209cm" svg:y1="2.885cm" svg:x2="1.339cm" svg:y2="3.015cm">
          <text:p/>
        </draw:line>
        <draw:line draw:style-name="gr1" draw:text-style-name="P1" draw:layer="layout" svg:x1="1.2cm" svg:y1="3.018cm" svg:x2="1.33cm" svg:y2="2.888cm">
          <text:p/>
        </draw:line>
        <draw:frame draw:style-name="gr2" draw:id="id1" draw:layer="layout" svg:width="0.702cm" svg:height="0.529cm" svg:x="2.133cm" svg:y="1.0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1" draw:layer="layout" draw:type="curve" svg:x1="2.484cm" svg:y1="1.605cm" svg:x2="3.303cm" svg:y2="2.845cm" draw:start-shape="id1" draw:start-glue-point="2" draw:end-shape="id2" draw:end-glue-point="4" svg:d="m2484 1605c0 838 819 219 819 1240">
          <text:p/>
        </draw:connector>
        <draw:frame draw:style-name="gr2" draw:id="id3" draw:layer="layout" svg:width="1.035cm" svg:height="0.529cm" svg:x="6.238cm" svg:y="0.95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6" draw:text-style-name="P1" draw:layer="layout" draw:type="curve" svg:x1="6.755cm" svg:y1="1.483cm" svg:x2="5.363cm" svg:y2="2.835cm" draw:start-shape="id3" draw:start-glue-point="2" draw:end-shape="id2" draw:end-glue-point="5" svg:d="m6755 1483c0 930-1392 254-1392 1352">
          <text:p/>
        </draw:connector>
        <draw:line draw:style-name="gr1" draw:text-style-name="P1" draw:layer="layout" svg:x1="4.572cm" svg:y1="0.254cm" svg:x2="4.572cm" svg:y2="1.016cm">
          <text:p/>
        </draw:line>
        <draw:line draw:style-name="gr6" draw:text-style-name="P1" draw:layer="layout" svg:x1="4.572cm" svg:y1="0.325cm" svg:x2="4.572cm" svg:y2="0.254cm">
          <text:p/>
        </draw:line>
        <draw:line draw:style-name="gr6" draw:text-style-name="P1" draw:layer="layout" svg:x1="4.572cm" svg:y1="0.904cm" svg:x2="4.572cm" svg:y2="1.016cm">
          <text:p/>
        </draw:line>
        <draw:frame draw:style-name="gr2" draw:layer="layout" svg:width="0.636cm" svg:height="0.659cm" svg:x="4.606cm" svg:y="0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" draw:text-style-name="P1" draw:layer="layout" svg:x1="8.382cm" svg:y1="1.778cm" svg:x2="8.382cm" svg:y2="1.27cm">
          <text:p/>
        </draw:line>
        <draw:line draw:style-name="gr5" draw:text-style-name="P1" draw:layer="layout" svg:x1="8.382cm" svg:y1="1.778cm" svg:x2="8.625cm" svg:y2="1.778cm">
          <text:p/>
        </draw:line>
        <draw:frame draw:style-name="gr2" draw:layer="layout" svg:width="0.846cm" svg:height="0.388cm" svg:x="1.754cm" svg:y="2.00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851cm" svg:height="0.388cm" svg:x="1.27cm" svg:y="2.286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n>45</math:mn>
    <math:annotation math:encoding="StarMath 5.0">45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n>270</math:mn>
    <math:annotation math:encoding="StarMath 5.0">27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n>360</math:mn>
    <math:annotation math:encoding="StarMath 5.0">36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3</math:mn>
    </math:mfrac>
    <math:annotation math:encoding="StarMath 5.0">{N i} over 3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n>180</math:mn>
    <math:annotation math:encoding="StarMath 5.0">18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2</math:mn>
    </math:mfrac>
    <math:annotation math:encoding="StarMath 5.0">{N i} over 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45</math:mn>
    </math:mrow>
    <math:annotation math:encoding="StarMath 5.0">-45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90</math:mn>
    </math:mrow>
    <math:annotation math:encoding="StarMath 5.0">-9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90</math:mn>
    <math:annotation math:encoding="StarMath 5.0">9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5</math:mn>
    </math:msub>
    <math:annotation math:encoding="StarMath 5.0">a_{4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315</math:mn>
    <math:annotation math:encoding="StarMath 5.0">315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135</math:mn>
    <math:annotation math:encoding="StarMath 5.0">135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45</math:mn>
      </math:msub>
    </math:mrow>
    <math:annotation math:encoding="StarMath 5.0">-a_{45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n>225</math:mn>
    <math:annotation math:encoding="StarMath 5.0">225</math:annotation>
  </math:semantics>
</math:math>
</file>